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7bba0" officeooo:paragraph-rsid="0017bba0" style:font-size-asian="18pt" style:font-size-complex="18pt"/>
    </style:style>
    <style:style style:name="P3" style:family="paragraph" style:parent-style-name="Standard">
      <style:text-properties fo:font-size="18pt" officeooo:rsid="0018b019" officeooo:paragraph-rsid="0018b019" style:font-size-asian="18pt" style:font-size-complex="18pt"/>
    </style:style>
    <style:style style:name="P4" style:family="paragraph" style:parent-style-name="Standard">
      <style:text-properties fo:font-size="18pt" officeooo:rsid="001abc2e" officeooo:paragraph-rsid="001abc2e" style:font-size-asian="18pt" style:font-size-complex="18pt"/>
    </style:style>
    <style:style style:name="P5" style:family="paragraph" style:parent-style-name="Standard">
      <style:text-properties fo:font-size="18pt" officeooo:paragraph-rsid="001abc2e" style:font-size-asian="18pt" style:font-size-complex="18pt"/>
    </style:style>
    <style:style style:name="P6" style:family="paragraph" style:parent-style-name="Standard">
      <style:text-properties fo:font-size="18pt" officeooo:paragraph-rsid="001d8775" style:font-size-asian="18pt" style:font-size-complex="18pt"/>
    </style:style>
    <style:style style:name="P7" style:family="paragraph" style:parent-style-name="Standard">
      <style:paragraph-properties style:writing-mode="lr-tb"/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rsid="001eb15e" officeooo:paragraph-rsid="001eb15e" style:font-size-asian="18pt" style:font-size-complex="18pt"/>
    </style:style>
    <style:style style:name="P9" style:family="paragraph" style:parent-style-name="Standard">
      <style:text-properties fo:font-size="18pt" officeooo:paragraph-rsid="001eb15e" style:font-size-asian="18pt" style:font-size-complex="18pt"/>
    </style:style>
    <style:style style:name="P10" style:family="paragraph" style:parent-style-name="Standard">
      <style:text-properties fo:font-size="18pt" officeooo:rsid="0020c1f0" officeooo:paragraph-rsid="0020c1f0" style:font-size-asian="18pt" style:font-size-complex="18pt"/>
    </style:style>
    <style:style style:name="P11" style:family="paragraph" style:parent-style-name="Standard">
      <style:text-properties fo:font-size="18pt" officeooo:paragraph-rsid="0020c1f0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20pt" officeooo:paragraph-rsid="00225e1a" style:font-size-asian="20pt" style:font-size-complex="20pt"/>
    </style:style>
    <style:style style:name="P13" style:family="paragraph" style:parent-style-name="Standard">
      <style:text-properties fo:font-size="18pt" officeooo:paragraph-rsid="00225e1a" style:font-size-asian="18pt" style:font-size-complex="18pt"/>
    </style:style>
    <style:style style:name="P14" style:family="paragraph" style:parent-style-name="Standard">
      <style:text-properties fo:font-size="18pt" officeooo:rsid="0020c1f0" officeooo:paragraph-rsid="0020c1f0" style:font-size-asian="18pt" style:font-size-complex="18pt"/>
    </style:style>
    <style:style style:name="P15" style:family="paragraph" style:parent-style-name="Standard">
      <style:text-properties fo:font-size="18pt" officeooo:paragraph-rsid="00236d4f" style:font-size-asian="18pt" style:font-size-complex="18pt"/>
    </style:style>
    <style:style style:name="P16" style:family="paragraph" style:parent-style-name="Standard">
      <style:text-properties fo:font-size="18pt" officeooo:rsid="00239eb0" officeooo:paragraph-rsid="00239eb0" style:font-size-asian="18pt" style:font-size-complex="18pt"/>
    </style:style>
    <style:style style:name="P17" style:family="paragraph" style:parent-style-name="Standard">
      <style:text-properties fo:font-size="18pt" officeooo:paragraph-rsid="00239eb0" style:font-size-asian="18pt" style:font-size-complex="18pt"/>
    </style:style>
    <style:style style:name="P18" style:family="paragraph" style:parent-style-name="Standard">
      <style:text-properties fo:font-size="18pt" officeooo:rsid="0024f0f8" officeooo:paragraph-rsid="0024f0f8" style:font-size-asian="18pt" style:font-size-complex="18pt"/>
    </style:style>
    <style:style style:name="P19" style:family="paragraph" style:parent-style-name="Standard">
      <style:text-properties fo:font-size="18pt" officeooo:paragraph-rsid="0024f0f8" style:font-size-asian="18pt" style:font-size-complex="18pt"/>
    </style:style>
    <style:style style:name="T1" style:family="text">
      <style:text-properties officeooo:rsid="00178469"/>
    </style:style>
    <style:style style:name="T2" style:family="text">
      <style:text-properties officeooo:rsid="0018b0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89d7" style:font-weight-asian="bold" style:font-weight-complex="bold"/>
    </style:style>
    <style:style style:name="T5" style:family="text">
      <style:text-properties fo:font-weight="bold" officeooo:rsid="001d8775" style:font-weight-asian="bold" style:font-weight-complex="bold"/>
    </style:style>
    <style:style style:name="T6" style:family="text">
      <style:text-properties fo:font-weight="bold" officeooo:rsid="001eb15e" style:font-weight-asian="bold" style:font-weight-complex="bold"/>
    </style:style>
    <style:style style:name="T7" style:family="text">
      <style:text-properties fo:font-weight="bold" officeooo:rsid="00236d4f" style:font-weight-asian="bold" style:font-weight-complex="bold"/>
    </style:style>
    <style:style style:name="T8" style:family="text">
      <style:text-properties officeooo:rsid="0019d27a"/>
    </style:style>
    <style:style style:name="T9" style:family="text">
      <style:text-properties officeooo:rsid="001abc2e"/>
    </style:style>
    <style:style style:name="T10" style:family="text">
      <style:text-properties officeooo:rsid="001c89d7"/>
    </style:style>
    <style:style style:name="T11" style:family="text">
      <style:text-properties officeooo:rsid="001d877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8775" style:font-weight-asian="normal" style:font-weight-complex="normal"/>
    </style:style>
    <style:style style:name="T14" style:family="text">
      <style:text-properties fo:font-weight="normal" officeooo:rsid="0020a1cc" style:font-weight-asian="normal" style:font-weight-complex="normal"/>
    </style:style>
    <style:style style:name="T15" style:family="text">
      <style:text-properties fo:font-weight="normal" officeooo:rsid="00239eb0" style:font-weight-asian="normal" style:font-weight-complex="normal"/>
    </style:style>
    <style:style style:name="T16" style:family="text">
      <style:text-properties fo:font-weight="normal" officeooo:rsid="0020c1f0" style:font-weight-asian="normal" style:font-weight-complex="normal"/>
    </style:style>
    <style:style style:name="T17" style:family="text">
      <style:text-properties fo:font-weight="normal" officeooo:rsid="0024f0f8" style:font-weight-asian="normal" style:font-weight-complex="normal"/>
    </style:style>
    <style:style style:name="T18" style:family="text">
      <style:text-properties officeooo:rsid="00214c50"/>
    </style:style>
    <style:style style:name="T19" style:family="text">
      <style:text-properties officeooo:rsid="00236d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Quickbooks-Online Dashboard Reference Guide</text:p>
      <text:p text:style-name="Standard"/>
      <text:p text:style-name="P13">https://qbo-intuit.com/redir/testdrive </text:p>
      <text:p text:style-name="P13"/>
      <text:p text:style-name="P13"><text:span text:style-name="T1">1.</text:span> <text:span text:style-name="T10">Creating Customers and Maintaining </text:span><text:span text:style-name="T4">Customer Information</text:span><text:span text:style-name="T10">:</text:span></text:p>
      <text:p text:style-name="P6">• On the left panel, select <text:span text:style-name="T9">Sales</text:span>&gt;<text:span text:style-name="T10">Customers</text:span></text:p>
      <text:p text:style-name="P1"/>
      <text:p text:style-name="P1"><text:span text:style-name="T1">2. C</text:span>reate a <text:span text:style-name="T3">Supplier</text:span>:</text:p>
      <text:p text:style-name="P1">• On the left panel, select Expenses&gt;Suppliers</text:p>
      <text:p text:style-name="P1"/>
      <text:p text:style-name="P1"><text:span text:style-name="T1">3.</text:span> <text:span text:style-name="T1">A</text:span>ccess the <text:span text:style-name="T3">Chart Of Accounts</text:span>:</text:p>
      <text:p text:style-name="P1">• On the left panel, select <text:span text:style-name="T2">Menu&gt;Transactions</text:span>&gt;Chart of Accounts&gt;<text:span text:style-name="T8">New(top-right)</text:span></text:p>
      <text:p text:style-name="P1"/>
      <text:p text:style-name="P1"><text:span text:style-name="T1">4.</text:span> <text:span text:style-name="T1">A</text:span>ccess reports such as the <text:span text:style-name="T3">Profit &amp; Loss Statement</text:span>:</text:p>
      <text:p text:style-name="P1">• On the left panel, select Reports&gt;Reports</text:p>
      <text:p text:style-name="P1"/>
      <text:p text:style-name="P7"><text:span text:style-name="T1">5.</text:span> <text:span text:style-name="T1">C</text:span>reate a <text:span text:style-name="T6">C</text:span><text:span text:style-name="T3">ustomer Invoice </text:span><text:span text:style-name="T6">And Email It!</text:span>:</text:p>
      <text:p text:style-name="P1">• On the left panel, select “+ New”&gt;Invoice</text:p>
      <text:p text:style-name="P1"/>
      <text:p text:style-name="P1"><text:span text:style-name="T1">6.</text:span> <text:span text:style-name="T1">C</text:span>reate a <text:span text:style-name="T3">Sales Receipt</text:span>:</text:p>
      <text:p text:style-name="P1">• On the left panel, select “+ New”&gt;<text:span text:style-name="T18">Customers&gt;</text:span>Sales Receipt</text:p>
      <text:p text:style-name="P1"/>
      <text:p text:style-name="P1"><text:span text:style-name="T1">7. C</text:span>reate a <text:span text:style-name="T3">Bill From A Vendor</text:span>:</text:p>
      <text:p text:style-name="P1">• On the left panel, select “+ New”&gt;Bill</text:p>
      <text:p text:style-name="P1"/>
      <text:p text:style-name="P1"><text:span text:style-name="T1">8.</text:span> <text:span text:style-name="T1">R</text:span>ecord a <text:span text:style-name="T3">Payment To A Supplier</text:span>:</text:p>
      <text:p text:style-name="P1">• On the left panel, select “+ New”&gt;Pay bills</text:p>
      <text:p text:style-name="P1"/>
      <text:p text:style-name="P2">9. Check <text:span text:style-name="T2">Banking, </text:span>Expenses, <text:span text:style-name="T2">Sales, Cash flow, Payrol</text:span><text:span text:style-name="T11">l</text:span><text:span text:style-name="T2">, Reports, </text:span>Taxes’, Mileage, <text:span text:style-name="T2">Accounting</text:span></text:p>
      <text:p text:style-name="P2"/>
      <text:p text:style-name="P3">10. Gear Icon on top-right give additional settings</text:p>
      <text:p text:style-name="P3"/>
      <text:p text:style-name="P4">11. Create <text:span text:style-name="T3">Product Lines &amp; Services Lines</text:span> to sell:</text:p>
      <text:p text:style-name="P5"><text:soft-page-break/>• On the left panel, select <text:span text:style-name="T9">Sales</text:span>&gt;<text:span text:style-name="T9">Product and Services</text:span>&gt;<text:span text:style-name="T10">New (top-right-green button) </text:span><text:span text:style-name="T11">Allows you to set up $/hr.</text:span></text:p>
      <text:p text:style-name="P5"/>
      <text:p text:style-name="P6"><text:span text:style-name="T10">12. </text:span><text:span text:style-name="T9">Create </text:span><text:span text:style-name="T5">Estimate</text:span><text:span text:style-name="T9">:</text:span></text:p>
      <text:p text:style-name="P6">• On the left panel, select “+ New”&gt;<text:span text:style-name="T11">Customers&gt;Estimate</text:span></text:p>
      <text:p text:style-name="P6"/>
      <text:p text:style-name="P8">13. Create <text:span text:style-name="T3">Credit Memo </text:span><text:span text:style-name="T12">For adjusting bills </text:span><text:span text:style-name="T14">using a new separate invoice</text:span><text:span text:style-name="T12">:</text:span></text:p>
      <text:p text:style-name="P9"><text:span text:style-name="T12">• On the left panel, select “+ New”&gt;</text:span><text:span text:style-name="T13">Customers&gt;Estimate</text:span></text:p>
      <text:p text:style-name="P9"><text:span text:style-name="T13"/></text:p>
      <text:p text:style-name="P10"><text:span text:style-name="T13">1</text:span><text:span text:style-name="T12">4. How to </text:span><text:span text:style-name="T3">Receive Payment</text:span><text:span text:style-name="T12"> from Customer:</text:span></text:p>
      <text:p text:style-name="P11"><text:span text:style-name="T12">• On the left panel, select “+ New”&gt;</text:span><text:span text:style-name="T13">Customers&gt;Estimate</text:span></text:p>
      <text:p text:style-name="P10"><text:span text:style-name="T12"/></text:p>
      <text:p text:style-name="P15"><text:span text:style-name="T10">12. </text:span><text:span text:style-name="T9">Create </text:span><text:span text:style-name="T7">Sales Receipt</text:span><text:span text:style-name="T9">:</text:span></text:p>
      <text:p text:style-name="P15">• On the left panel, select “+ New”&gt;<text:span text:style-name="T11">Customers&gt;</text:span><text:span text:style-name="T19">Sales receipt</text:span></text:p>
      <text:p text:style-name="P15"><text:span text:style-name="T12"/></text:p>
      <text:p text:style-name="P16"><text:span text:style-name="T12">13. How to </text:span><text:span text:style-name="T3">Input A Bill From A Supplier</text:span><text:span text:style-name="T12">:</text:span></text:p>
      <text:p text:style-name="P17"><text:span text:style-name="T12">• On the left panel, select “+ New”&gt;</text:span><text:span text:style-name="T17">Vendors</text:span><text:span text:style-name="T15">&gt;Bill, set bill number from invoice, choose</text:span><text:span text:style-name="T16"> </text:span><text:span text:style-name="T15">the category of the expense,</text:span></text:p>
      <text:p text:style-name="P10"><text:span text:style-name="T12"/></text:p>
      <text:p text:style-name="P16"><text:span text:style-name="T12">14. Recording </text:span><text:span text:style-name="T3">Payment To A Supplier</text:span><text:span text:style-name="T12">:</text:span></text:p>
      <text:p text:style-name="P19"><text:span text:style-name="T12">• On the left panel, select “+ New”&gt;&gt;</text:span><text:span text:style-name="T17">Vendors</text:span><text:span text:style-name="T15">&gt;</text:span><text:span text:style-name="T17">Pay </text:span><text:span text:style-name="T15">Bill</text:span><text:span text:style-name="T17">s, </text:span></text:p>
      <text:p text:style-name="P19"><text:span text:style-name="T17"/></text:p>
      <text:p text:style-name="P18"><text:span text:style-name="T12">15. Recording an </text:span><text:span text:style-name="T3">Expense in QuickBooks</text:span><text:span text:style-name="T12">;</text:span></text:p>
      <text:p text:style-name="P19"><text:span text:style-name="T12">• On the left panel, select “+ New”&gt;</text:span><text:span text:style-name="T17">Vendors</text:span><text:span text:style-name="T15">&gt;</text:span><text:span text:style-name="T17">Expense</text:span><text:span text:style-name="T12">, </text:span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00:34.135774310</meta:creation-date>
    <dc:date>2024-02-14T10:29:46.016237639</dc:date>
    <meta:editing-duration>PT45M32S</meta:editing-duration>
    <meta:editing-cycles>10</meta:editing-cycles>
    <meta:generator>LibreOffice/24.2.0.3$Linux_X86_64 LibreOffice_project/da48488a73ddd66ea24cf16bbc4f7b9c08e9bea1</meta:generator>
    <meta:document-statistic meta:table-count="0" meta:image-count="0" meta:object-count="0" meta:page-count="2" meta:paragraph-count="36" meta:word-count="285" meta:character-count="1799" meta:non-whitespace-character-count="1547"/>
  </office:meta>
</office:document-meta>
</file>